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ejaVu Sans Mono" svg:font-family="'DejaVu Sans Mon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officeooo:paragraph-rsid="0009601c" style:font-size-asian="12pt"/>
    </style:style>
    <style:style style:name="P2" style:family="paragraph" style:parent-style-name="Text_20_body">
      <style:paragraph-properties fo:text-align="center" style:justify-single-word="false"/>
      <style:text-properties fo:font-size="20pt" officeooo:rsid="0009601c" officeooo:paragraph-rsid="0009601c" style:font-size-asian="20pt" style:font-size-complex="20pt"/>
    </style:style>
    <style:style style:name="P3" style:family="paragraph" style:parent-style-name="Text_20_body">
      <style:text-properties fo:font-size="28pt" officeooo:rsid="0009601c" officeooo:paragraph-rsid="0009601c" style:font-size-asian="28pt" style:font-size-complex="28pt"/>
    </style:style>
    <style:style style:name="P4" style:family="paragraph" style:parent-style-name="Text_20_body">
      <style:text-properties fo:font-size="28pt" fo:font-weight="bold" officeooo:rsid="0009601c" officeooo:paragraph-rsid="0009601c" style:font-size-asian="28pt" style:font-weight-asian="bold" style:font-size-complex="28pt" style:font-weight-complex="bold"/>
    </style:style>
    <style:style style:name="P5" style:family="paragraph" style:parent-style-name="Text_20_body">
      <style:paragraph-properties fo:text-align="center" style:justify-single-word="false"/>
      <style:text-properties fo:color="#ff3333" fo:font-size="36pt" officeooo:rsid="0009601c" officeooo:paragraph-rsid="0009601c" style:font-size-asian="36pt" style:font-size-complex="36pt"/>
    </style:style>
    <style:style style:name="P6" style:family="paragraph" style:parent-style-name="Text_20_body">
      <style:paragraph-properties fo:text-align="center" style:justify-single-word="false"/>
      <style:text-properties fo:font-size="36pt" officeooo:paragraph-rsid="0009601c" style:font-size-asian="36pt"/>
    </style:style>
    <style:style style:name="P7" style:family="paragraph" style:parent-style-name="Preformatted_20_Text">
      <style:paragraph-properties fo:margin-top="0in" fo:margin-bottom="0.1965in" loext:contextual-spacing="false"/>
      <style:text-properties fo:color="#a9b7c6" style:font-name="DejaVu Sans Mono" fo:font-size="11.3000001907349pt"/>
    </style:style>
    <style:style style:name="P8" style:family="paragraph" style:parent-style-name="Preformatted_20_Text">
      <style:text-properties fo:color="#a9b7c6"/>
    </style:style>
    <style:style style:name="P9" style:family="paragraph" style:parent-style-name="Preformatted_20_Text">
      <style:text-properties fo:color="#a9b7c6" style:font-name="DejaVu Sans Mono" fo:font-size="11.3000001907349pt"/>
    </style:style>
    <style:style style:name="P10" style:family="paragraph" style:parent-style-name="Preformatted_20_Text">
      <style:text-properties fo:color="#808080"/>
    </style:style>
    <style:style style:name="P11" style:family="paragraph" style:parent-style-name="Preformatted_20_Text">
      <style:paragraph-properties fo:margin-left="0in" fo:margin-right="0in" fo:text-align="justify" style:justify-single-word="false" fo:text-indent="0in" style:auto-text-indent="false"/>
      <style:text-properties fo:color="#a9b7c6" style:font-name="DejaVu Sans Mono" fo:font-size="11.3000001907349pt" fo:language="tr" fo:country="TR" officeooo:paragraph-rsid="0009601c" style:font-size-asian="12pt"/>
    </style:style>
    <style:style style:name="P12" style:family="paragraph" style:parent-style-name="Preformatted_20_Text">
      <style:paragraph-properties fo:margin-left="0in" fo:margin-right="0in" fo:text-align="justify" style:justify-single-word="false" fo:text-indent="0in" style:auto-text-indent="false"/>
      <style:text-properties fo:font-size="12pt" fo:language="tr" fo:country="TR" officeooo:paragraph-rsid="0009601c" style:font-size-asian="12pt"/>
    </style:style>
    <style:style style:name="P13" style:family="paragraph" style:parent-style-name="Heading" style:master-page-name="Standard">
      <style:paragraph-properties style:page-number="auto"/>
      <style:text-properties fo:font-size="12pt" officeooo:paragraph-rsid="0009601c" style:font-size-asian="12pt"/>
    </style:style>
    <style:style style:name="P14" style:family="paragraph" style:parent-style-name="Standard">
      <style:paragraph-properties fo:text-align="justify" style:justify-single-word="false"/>
      <style:text-properties fo:font-size="12pt" fo:language="tr" fo:country="TR" officeooo:paragraph-rsid="0009601c" style:font-size-asian="12pt"/>
    </style:style>
    <style:style style:name="P15" style:family="paragraph" style:parent-style-name="Standard">
      <style:paragraph-properties fo:text-align="justify" style:justify-single-word="false"/>
      <style:text-properties fo:font-size="12pt" fo:language="tr" fo:country="TR" officeooo:paragraph-rsid="000d891e" style:font-size-asian="12pt"/>
    </style:style>
    <style:style style:name="P16" style:family="paragraph" style:parent-style-name="Standard">
      <style:paragraph-properties fo:text-align="justify" style:justify-single-word="false"/>
      <style:text-properties fo:font-size="12pt" fo:language="tr" fo:country="TR" officeooo:paragraph-rsid="000f9324" style:font-size-asian="12pt"/>
    </style:style>
    <style:style style:name="P17" style:family="paragraph" style:parent-style-name="Standard">
      <style:paragraph-properties fo:text-align="justify" style:justify-single-word="false"/>
      <style:text-properties fo:font-size="12pt" fo:language="tr" fo:country="TR" officeooo:paragraph-rsid="0015ddb8" style:font-size-asian="12pt"/>
    </style:style>
    <style:style style:name="P18" style:family="paragraph" style:parent-style-name="Standard">
      <style:paragraph-properties fo:text-align="justify" style:justify-single-word="false"/>
      <style:text-properties fo:font-size="12pt" fo:language="tr" fo:country="TR" officeooo:paragraph-rsid="00176478" style:font-size-asian="12pt"/>
    </style:style>
    <style:style style:name="P19" style:family="paragraph" style:parent-style-name="Standard">
      <style:paragraph-properties fo:text-align="justify" style:justify-single-word="false"/>
      <style:text-properties fo:font-size="12pt" fo:language="tr" fo:country="TR" officeooo:rsid="000f9324" officeooo:paragraph-rsid="000f9324" style:font-size-asian="12pt"/>
    </style:style>
    <style:style style:name="P20" style:family="paragraph" style:parent-style-name="Standard">
      <style:paragraph-properties fo:text-align="justify" style:justify-single-word="false"/>
      <style:text-properties fo:font-size="12pt" fo:language="tr" fo:country="TR" officeooo:rsid="001e37ad" officeooo:paragraph-rsid="001e37ad" style:font-size-asian="12pt"/>
    </style:style>
    <style:style style:name="P21" style:family="paragraph" style:parent-style-name="Standard">
      <style:paragraph-properties fo:text-align="justify" style:justify-single-word="false"/>
      <style:text-properties fo:font-size="12pt" fo:language="tr" fo:country="TR" fo:font-weight="bold" officeooo:rsid="000d891e" officeooo:paragraph-rsid="000d891e" style:font-size-asian="12pt" style:font-weight-asian="bold" style:font-weight-complex="bold"/>
    </style:style>
    <style:style style:name="P22" style:family="paragraph" style:parent-style-name="Standard">
      <style:paragraph-properties fo:text-align="justify" style:justify-single-word="false"/>
      <style:text-properties fo:font-size="12pt" fo:language="tr" fo:country="TR" fo:font-weight="bold" officeooo:rsid="000dcb69" officeooo:paragraph-rsid="000dcb69" style:font-size-asian="12pt" style:font-weight-asian="bold" style:font-weight-complex="bold"/>
    </style:style>
    <style:style style:name="P23" style:family="paragraph" style:parent-style-name="Standard">
      <style:paragraph-properties fo:text-align="justify" style:justify-single-word="false"/>
      <style:text-properties fo:font-size="12pt" fo:language="tr" fo:country="TR" fo:font-weight="bold" officeooo:rsid="0014d541" officeooo:paragraph-rsid="0014d541" style:font-size-asian="12pt" style:font-weight-asian="bold" style:font-weight-complex="bold"/>
    </style:style>
    <style:style style:name="P24" style:family="paragraph" style:parent-style-name="Standard">
      <style:paragraph-properties fo:text-align="justify" style:justify-single-word="false"/>
      <style:text-properties fo:font-size="12pt" fo:language="tr" fo:country="TR" fo:font-weight="bold" officeooo:rsid="0014d541" officeooo:paragraph-rsid="0015ddb8" style:font-size-asian="12pt" style:font-weight-asian="bold" style:font-weight-complex="bold"/>
    </style:style>
    <style:style style:name="P25" style:family="paragraph" style:parent-style-name="Standard">
      <style:paragraph-properties fo:text-align="justify" style:justify-single-word="false"/>
      <style:text-properties fo:font-size="12pt" fo:language="tr" fo:country="TR" fo:font-weight="bold" officeooo:rsid="0014d541" officeooo:paragraph-rsid="001a2a73" style:font-size-asian="12pt" style:font-weight-asian="bold" style:font-weight-complex="bold"/>
    </style:style>
    <style:style style:name="P26" style:family="paragraph" style:parent-style-name="Standard">
      <style:paragraph-properties fo:text-align="justify" style:justify-single-word="false"/>
      <style:text-properties fo:font-size="12pt" fo:language="tr" fo:country="TR" fo:font-weight="bold" officeooo:rsid="00176478" officeooo:paragraph-rsid="00176478" style:font-size-asian="12pt" style:font-weight-asian="bold" style:font-weight-complex="bold"/>
    </style:style>
    <style:style style:name="P27" style:family="paragraph" style:parent-style-name="Standard">
      <style:paragraph-properties fo:text-align="justify" style:justify-single-word="false"/>
      <style:text-properties fo:font-size="12pt" fo:language="tr" fo:country="TR" fo:font-weight="bold" officeooo:rsid="00183510" officeooo:paragraph-rsid="00183510" style:font-size-asian="12pt" style:font-weight-asian="bold" style:font-weight-complex="bold"/>
    </style:style>
    <style:style style:name="P28" style:family="paragraph" style:parent-style-name="Standard">
      <style:paragraph-properties fo:margin-left="0.25in" fo:margin-right="0in" fo:text-align="justify" style:justify-single-word="false" fo:text-indent="0in" style:auto-text-indent="false"/>
      <style:text-properties fo:font-size="12pt" fo:language="tr" fo:country="TR" officeooo:paragraph-rsid="0009601c" style:font-size-asian="12pt"/>
    </style:style>
    <style:style style:name="P29" style:family="paragraph" style:parent-style-name="Standard">
      <style:paragraph-properties fo:margin-left="0.25in" fo:margin-right="0in" fo:text-align="justify" style:justify-single-word="false" fo:text-indent="0in" style:auto-text-indent="false"/>
      <style:text-properties fo:font-size="12pt" fo:language="tr" fo:country="TR" officeooo:paragraph-rsid="000afbc2" style:font-size-asian="12pt"/>
    </style:style>
    <style:style style:name="P30" style:family="paragraph" style:parent-style-name="Standard">
      <style:paragraph-properties fo:margin-left="0.25in" fo:margin-right="0in" fo:text-align="justify" style:justify-single-word="false" fo:text-indent="0in" style:auto-text-indent="false"/>
      <style:text-properties fo:font-size="12pt" fo:language="tr" fo:country="TR" officeooo:rsid="000a48fd" officeooo:paragraph-rsid="000afbc2" style:font-size-asian="12pt"/>
    </style:style>
    <style:style style:name="P31" style:family="paragraph" style:parent-style-name="Standard">
      <style:paragraph-properties fo:margin-left="0.25in" fo:margin-right="0in" fo:text-align="justify" style:justify-single-word="false" fo:text-indent="0in" style:auto-text-indent="false"/>
      <style:text-properties officeooo:paragraph-rsid="000afbc2"/>
    </style:style>
    <style:style style:name="P32" style:family="paragraph" style:parent-style-name="Standard">
      <style:paragraph-properties fo:margin-left="0in" fo:margin-right="0in" fo:text-align="justify" style:justify-single-word="false" fo:text-indent="0in" style:auto-text-indent="false"/>
      <style:text-properties fo:font-size="12pt" fo:language="tr" fo:country="TR" officeooo:paragraph-rsid="0009601c" style:font-size-asian="12pt"/>
    </style:style>
    <style:style style:name="P33" style:family="paragraph" style:parent-style-name="Standard">
      <style:paragraph-properties fo:margin-left="0in" fo:margin-right="0in" fo:text-align="justify" style:justify-single-word="false" fo:text-indent="0in" style:auto-text-indent="false"/>
      <style:text-properties fo:font-size="12pt" fo:language="tr" fo:country="TR" officeooo:paragraph-rsid="000afbc2" style:font-size-asian="12pt"/>
    </style:style>
    <style:style style:name="P34" style:family="paragraph" style:parent-style-name="Standard">
      <style:paragraph-properties fo:margin-left="0in" fo:margin-right="0in" fo:text-align="justify" style:justify-single-word="false" fo:text-indent="0in" style:auto-text-indent="false"/>
      <style:text-properties fo:font-size="12pt" fo:language="tr" fo:country="TR" officeooo:paragraph-rsid="00183510" style:font-size-asian="12pt"/>
    </style:style>
    <style:style style:name="P35" style:family="paragraph" style:parent-style-name="Standard">
      <style:paragraph-properties fo:margin-left="0in" fo:margin-right="0in" fo:text-align="justify" style:justify-single-word="false" fo:text-indent="0in" style:auto-text-indent="false"/>
      <style:text-properties fo:font-size="12pt" fo:language="tr" fo:country="TR" officeooo:paragraph-rsid="001957c6" style:font-size-asian="12pt"/>
    </style:style>
    <style:style style:name="P36" style:family="paragraph" style:parent-style-name="Standard">
      <style:paragraph-properties fo:margin-left="0in" fo:margin-right="0in" fo:text-align="justify" style:justify-single-word="false" fo:text-indent="0in" style:auto-text-indent="false"/>
      <style:text-properties fo:font-size="12pt" fo:language="tr" fo:country="TR" officeooo:rsid="000a48fd" officeooo:paragraph-rsid="000afbc2" style:font-size-asian="12pt"/>
    </style:style>
    <style:style style:name="P37" style:family="paragraph" style:parent-style-name="Standard">
      <style:paragraph-properties fo:margin-left="0in" fo:margin-right="0in" fo:text-align="justify" style:justify-single-word="false" fo:text-indent="0in" style:auto-text-indent="false"/>
      <style:text-properties fo:font-size="12pt" fo:language="tr" fo:country="TR" officeooo:rsid="000afbc2" officeooo:paragraph-rsid="000afbc2" style:font-size-asian="12pt"/>
    </style:style>
    <style:style style:name="P38" style:family="paragraph" style:parent-style-name="Standard">
      <style:paragraph-properties fo:margin-left="0in" fo:margin-right="0in" fo:text-align="justify" style:justify-single-word="false" fo:text-indent="0in" style:auto-text-indent="false"/>
      <style:text-properties fo:font-size="12pt" fo:language="tr" fo:country="TR" officeooo:rsid="000c0603" officeooo:paragraph-rsid="000c0603" style:font-size-asian="12pt"/>
    </style:style>
    <style:style style:name="P39" style:family="paragraph" style:parent-style-name="Standard">
      <style:paragraph-properties fo:margin-left="0in" fo:margin-right="0in" fo:text-align="justify" style:justify-single-word="false" fo:text-indent="0in" style:auto-text-indent="false"/>
      <style:text-properties fo:font-size="12pt" fo:language="tr" fo:country="TR" officeooo:rsid="000d891e" officeooo:paragraph-rsid="000d891e" style:font-size-asian="12pt"/>
    </style:style>
    <style:style style:name="P40" style:family="paragraph" style:parent-style-name="Standard">
      <style:paragraph-properties fo:margin-left="0in" fo:margin-right="0in" fo:text-align="justify" style:justify-single-word="false" fo:text-indent="0in" style:auto-text-indent="false"/>
      <style:text-properties fo:font-size="12pt" fo:language="tr" fo:country="TR" fo:font-weight="bold" officeooo:rsid="0009601c" officeooo:paragraph-rsid="0009601c" style:font-size-asian="12pt" style:font-weight-asian="bold" style:font-weight-complex="bold"/>
    </style:style>
    <style:style style:name="P41" style:family="paragraph" style:parent-style-name="Standard">
      <style:paragraph-properties fo:margin-left="0in" fo:margin-right="0in" fo:text-align="justify" style:justify-single-word="false" fo:text-indent="0in" style:auto-text-indent="false"/>
      <style:text-properties fo:font-size="12pt" fo:language="tr" fo:country="TR" fo:font-weight="bold" officeooo:rsid="0009601c" officeooo:paragraph-rsid="000afbc2" style:font-size-asian="12pt" style:font-weight-asian="bold" style:font-weight-complex="bold"/>
    </style:style>
    <style:style style:name="P42" style:family="paragraph" style:parent-style-name="Standard">
      <style:paragraph-properties fo:margin-left="0in" fo:margin-right="0in" fo:text-align="justify" style:justify-single-word="false" fo:text-indent="0in" style:auto-text-indent="false"/>
      <style:text-properties officeooo:paragraph-rsid="0009a61e"/>
    </style:style>
    <style:style style:name="T1" style:family="text">
      <style:text-properties fo:color="#bbb529"/>
    </style:style>
    <style:style style:name="T2" style:family="text">
      <style:text-properties fo:color="#6a8759"/>
    </style:style>
    <style:style style:name="T3" style:family="text">
      <style:text-properties fo:color="#6a8759" style:font-name="DejaVu Sans Mono" fo:font-size="11.3000001907349pt"/>
    </style:style>
    <style:style style:name="T4" style:family="text">
      <style:text-properties fo:font-weight="bold" style:font-weight-asian="bold" style:font-weight-complex="bold"/>
    </style:style>
    <style:style style:name="T5" style:family="text">
      <style:text-properties fo:font-weight="bold" officeooo:rsid="0009601c" style:font-weight-asian="bold" style:font-weight-complex="bold"/>
    </style:style>
    <style:style style:name="T6" style:family="text">
      <style:text-properties fo:font-weight="bold" officeooo:rsid="000d891e" style:font-weight-asian="bold" style:font-weight-complex="bold"/>
    </style:style>
    <style:style style:name="T7" style:family="text">
      <style:text-properties fo:font-weight="bold" officeooo:rsid="00183510" style:font-weight-asian="bold" style:font-weight-complex="bold"/>
    </style:style>
    <style:style style:name="T8" style:family="text">
      <style:text-properties fo:color="#cc7832"/>
    </style:style>
    <style:style style:name="T9" style:family="text">
      <style:text-properties fo:color="#cc7832" fo:font-weight="bold"/>
    </style:style>
    <style:style style:name="T10" style:family="text">
      <style:text-properties fo:color="#cc7832" style:font-name="DejaVu Sans Mono" fo:font-size="11.3000001907349pt"/>
    </style:style>
    <style:style style:name="T11" style:family="text">
      <style:text-properties fo:color="#cc7832" style:font-name="DejaVu Sans Mono" fo:font-size="11.3000001907349pt" fo:font-weight="bold"/>
    </style:style>
    <style:style style:name="T12" style:family="text">
      <style:text-properties fo:color="#b5b6e3"/>
    </style:style>
    <style:style style:name="T13" style:family="text">
      <style:text-properties fo:color="#b5b6e3" style:font-name="DejaVu Sans Mono" fo:font-size="11.3000001907349pt"/>
    </style:style>
    <style:style style:name="T14" style:family="text">
      <style:text-properties fo:color="#b9bcd1" style:font-name="DejaVu Sans Mono" fo:font-size="11.3000001907349pt"/>
    </style:style>
    <style:style style:name="T15" style:family="text">
      <style:text-properties style:font-name="DejaVu Sans Mono" fo:font-size="11.3000001907349pt"/>
    </style:style>
    <style:style style:name="T16" style:family="text">
      <style:text-properties style:font-name="DejaVu Sans Mono" fo:font-size="11.3000001907349pt" officeooo:rsid="0010fc9e"/>
    </style:style>
    <style:style style:name="T17" style:family="text">
      <style:text-properties fo:color="#808080"/>
    </style:style>
    <style:style style:name="T18" style:family="text">
      <style:text-properties fo:color="#808080" style:font-name="DejaVu Sans Mono" fo:font-size="11.3000001907349pt"/>
    </style:style>
    <style:style style:name="T19" style:family="text">
      <style:text-properties fo:color="#6897bb" style:font-name="DejaVu Sans Mono" fo:font-size="11.3000001907349pt"/>
    </style:style>
    <style:style style:name="T20" style:family="text">
      <style:text-properties fo:color="#5f8c8a" style:font-name="DejaVu Sans Mono" fo:font-size="11.3000001907349pt"/>
    </style:style>
    <style:style style:name="T21" style:family="text">
      <style:text-properties fo:color="#908b25" style:font-name="DejaVu Sans Mono" fo:font-size="11.3000001907349pt"/>
    </style:style>
    <style:style style:name="T22" style:family="text">
      <style:text-properties fo:font-size="24pt" style:font-size-asian="24pt" style:font-size-complex="24pt"/>
    </style:style>
    <style:style style:name="T23" style:family="text">
      <style:text-properties fo:font-weight="normal" style:font-weight-asian="normal" style:font-weight-complex="normal"/>
    </style:style>
    <style:style style:name="T24" style:family="text">
      <style:text-properties fo:font-weight="normal" officeooo:rsid="0009a61e" style:font-weight-asian="normal" style:font-weight-complex="normal"/>
    </style:style>
    <style:style style:name="T25" style:family="text">
      <style:text-properties fo:font-weight="normal" officeooo:rsid="000afbc2" style:font-weight-asian="normal" style:font-weight-complex="normal"/>
    </style:style>
    <style:style style:name="T26" style:family="text">
      <style:text-properties fo:font-weight="normal" officeooo:rsid="0015ddb8" style:font-weight-asian="normal" style:font-weight-complex="normal"/>
    </style:style>
    <style:style style:name="T27" style:family="text">
      <style:text-properties fo:font-weight="normal" officeooo:rsid="00183510" style:font-weight-asian="normal" style:font-weight-complex="normal"/>
    </style:style>
    <style:style style:name="T28" style:family="text">
      <style:text-properties fo:font-weight="normal" officeooo:rsid="001957c6" style:font-weight-asian="normal" style:font-weight-complex="normal"/>
    </style:style>
    <style:style style:name="T29" style:family="text">
      <style:text-properties fo:font-weight="normal" officeooo:rsid="001d2ef8" style:font-weight-asian="normal" style:font-weight-complex="normal"/>
    </style:style>
    <style:style style:name="T30" style:family="text">
      <style:text-properties fo:font-size="12pt" fo:language="tr" fo:country="TR" fo:font-weight="bold" officeooo:rsid="0009601c" style:font-size-asian="12pt" style:font-weight-asian="bold" style:font-weight-complex="bold"/>
    </style:style>
    <style:style style:name="T31" style:family="text">
      <style:text-properties fo:font-size="12pt" fo:language="tr" fo:country="TR" style:font-size-asian="12pt"/>
    </style:style>
    <style:style style:name="T32" style:family="text">
      <style:text-properties officeooo:rsid="0009a61e"/>
    </style:style>
    <style:style style:name="T33" style:family="text">
      <style:text-properties fo:font-style="normal" officeooo:rsid="0013f691" style:font-style-asian="normal" style:font-style-complex="normal"/>
    </style:style>
    <style:style style:name="T34"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35" style:family="text">
      <style:text-properties fo:font-variant="normal" fo:text-transform="none" fo:color="#303336" style:font-name="inherit" fo:font-size="9.75pt" fo:letter-spacing="normal" fo:font-style="normal" fo:font-weight="normal" officeooo:rsid="000a48fd" fo:background-color="#eff0f1" loext:char-shading-value="0" loext:padding="0in" loext:border="none"/>
    </style:style>
    <style:style style:name="T36" style:family="text">
      <style:text-properties officeooo:rsid="000afbc2"/>
    </style:style>
    <style:style style:name="T37" style:family="text">
      <style:text-properties officeooo:rsid="000c0603"/>
    </style:style>
    <style:style style:name="T38" style:family="text">
      <style:text-properties officeooo:rsid="000d891e"/>
    </style:style>
    <style:style style:name="T39" style:family="text">
      <style:text-properties officeooo:rsid="000dcb69"/>
    </style:style>
    <style:style style:name="T40" style:family="text">
      <style:text-properties officeooo:rsid="000f9324"/>
    </style:style>
    <style:style style:name="T41" style:family="text">
      <style:text-properties officeooo:rsid="0010fc9e"/>
    </style:style>
    <style:style style:name="T42" style:family="text">
      <style:text-properties officeooo:rsid="00128446"/>
    </style:style>
    <style:style style:name="T43" style:family="text">
      <style:text-properties officeooo:rsid="0013f691"/>
    </style:style>
    <style:style style:name="T44" style:family="text">
      <style:text-properties fo:font-style="italic" officeooo:rsid="0013f691" style:font-style-asian="italic" style:font-style-complex="italic"/>
    </style:style>
    <style:style style:name="T45" style:family="text">
      <style:text-properties fo:font-style="italic" officeooo:rsid="0010fc9e" style:font-style-asian="italic" style:font-style-complex="italic"/>
    </style:style>
    <style:style style:name="T46" style:family="text">
      <style:text-properties fo:font-style="italic" officeooo:rsid="00128446" style:font-style-asian="italic" style:font-style-complex="italic"/>
    </style:style>
    <style:style style:name="T47" style:family="text">
      <style:text-properties fo:font-style="italic" officeooo:rsid="000f9324" style:font-style-asian="italic" style:font-style-complex="italic"/>
    </style:style>
    <style:style style:name="T48" style:family="text">
      <style:text-properties officeooo:rsid="0014b9d0"/>
    </style:style>
    <style:style style:name="T49" style:family="text">
      <style:text-properties officeooo:rsid="00183510"/>
    </style:style>
    <style:style style:name="T50" style:family="text">
      <style:text-properties fo:color="#ff3333" officeooo:rsid="0009601c" style:font-size-complex="3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50">CMPE 300 </text:span></text:p>
      <text:p text:style-name="P5">ALGORITHM ANALYSIS</text:p>
      <text:p text:style-name="P2"/>
      <text:p text:style-name="P3"><text:span text:style-name="T4">Student Name:</text:span> Yaşar Alim Türkmen</text:p>
      <text:p text:style-name="P4">Student ID: <text:span text:style-name="T23">2014400165</text:span></text:p>
      <text:p text:style-name="P3"><text:span text:style-name="T4">Submitted Person: </text:span>Mehmet Köse</text:p>
      <text:p text:style-name="P3"><text:span text:style-name="T4">Name of the Project: </text:span><text:span text:style-name="T22">MapReduce Algortihm</text:span></text:p>
      <text:p text:style-name="P3"><text:span text:style-name="T4">Type of the Project: </text:span>Programming project</text:p>
      <text:p text:style-name="P3"><text:span text:style-name="T4">Submission Date: </text:span>18.12.2017</text:p>
      <text:p text:style-name="P1"/>
      <text:p text:style-name="P1"/>
      <text:p text:style-name="P1"/>
      <text:p text:style-name="P1"/>
      <text:p text:style-name="P1"/>
      <text:p text:style-name="P1"/>
      <text:p text:style-name="P1"/>
      <text:p text:style-name="P1"/>
      <text:p text:style-name="P1"/>
      <text:p text:style-name="P32"><text:span text:style-name="T5"/></text:p>
      <text:p text:style-name="P32"><text:span text:style-name="T5"/></text:p>
      <text:p text:style-name="P32"><text:span text:style-name="T5"/></text:p>
      <text:p text:style-name="P32"><text:span text:style-name="T5"/></text:p>
      <text:p text:style-name="P32"><text:soft-page-break/><text:span text:style-name="T5">1. Introduction</text:span></text:p>
      <text:p text:style-name="P42"><text:span text:style-name="T30"><text:tab/></text:span>In this project, <text:span text:style-name="T32">MapReduce algorithm is implemented</text:span> on MPI to count the word occurrences in a file. <text:span text:style-name="T39">We have a file that contains a speech of someone and we are asked to count the word occurences in that speech.</text:span> </text:p>
      <text:p text:style-name="P42"><text:tab/>First, input is partitioned into segments. Then each segment is sent to a distinct process and word occurrences <text:span text:style-name="T41">are detetected. Slave processes sort these list of words and send the sorted list to master. </text:span>Later, the list is put together and sorted <text:span text:style-name="T41">by master</text:span>. Last step is reducing, which outputs the total count of each word.</text:p>
      <text:p text:style-name="P40"/>
      <text:p text:style-name="P41"><text:span text:style-name="T36">2. Program Interface</text:span></text:p>
      <text:p text:style-name="P41"><text:tab/><text:span text:style-name="T24">In order to execute the program you should have get the boost library of c++. <text:s/>The following command should be enough for installation:</text:span></text:p>
      <text:p text:style-name="P31"><text:span text:style-name="T31"><text:tab/></text:span><text:span text:style-name="Source_20_Text"><text:span text:style-name="T34">sudo apt-get install libboost-all-dev</text:span></text:span></text:p>
      <text:p text:style-name="P33"><text:span text:style-name="T32"><text:tab/>For execution, you have to use a command-line interface. In this document, Linux’s Terminal is used. After installing boost library open terminal and type the following command:</text:span></text:p>
      <text:p text:style-name="P29"><text:tab/><text:span text:style-name="Source_20_Text"><text:span text:style-name="T35">mpic++ -std=c++11 -o out boostmpiex.cpp -lboost_mpi -lboost_serialization</text:span></text:span></text:p>
      <text:p text:style-name="P36"><text:tab/>This command will compile the code which is “boostmpiex.cpp” in our case, <text:span text:style-name="T36">also </text:span>the object file is denoted <text:span text:style-name="T42">by</text:span> “out”. If you don’t have c++11 standard you also have to get it. In order to run the code use the following command:</text:p>
      <text:p text:style-name="P30"><text:tab/><text:span text:style-name="Source_20_Text"><text:span text:style-name="T34">mpirun out</text:span></text:span></text:p>
      <text:p text:style-name="P36"><text:span text:style-name="T25">You can easily terminate the program by pressing ctrl+c. </text:span></text:p>
      <text:p text:style-name="P32"/>
      <text:p text:style-name="P21">3. Program Execution</text:p>
      <text:p text:style-name="P37"><text:tab/>As stated above, in order to execute the program you have to use “mpirun out”. With this command the program will execute with one master and three slave processes. The numbers here depend on the computer. You can change the number <text:span text:style-name="T37">of </text:span>processes with typing “-np [a_number]” between mpirun and out. </text:p>
      <text:p text:style-name="P38"><text:tab/>After execution program creates an output file. This file contains the number of occurences of the words in the “speech_tokenized.txt”.</text:p>
      <text:p text:style-name="P32"/>
      <text:p text:style-name="P15"><text:span text:style-name="T6">4. Input and Output</text:span></text:p>
      <text:p text:style-name="P32"><text:tab/><text:span text:style-name="T38">Input file is “speech_tokenized.txt” by default. You can get into code and change the input file easily. The input file should be in a tokenized format otherwise the project probably will not work properly. It should be like this:</text:span></text:p>
      <text:p text:style-name="P32"><text:tab/><text:span text:style-name="T38">This</text:span></text:p>
      <text:p text:style-name="P32"><text:tab/><text:span text:style-name="T38">is</text:span></text:p>
      <text:p text:style-name="P32"><text:tab/><text:span text:style-name="T38">an<text:tab/></text:span></text:p>
      <text:p text:style-name="P32"><text:tab/><text:span text:style-name="T38">example<text:tab/></text:span></text:p>
      <text:p text:style-name="P32"><text:tab/><text:span text:style-name="T38">for</text:span></text:p>
      <text:p text:style-name="P32"><text:tab/><text:span text:style-name="T38">the<text:tab/></text:span></text:p>
      <text:p text:style-name="P32"><text:tab/><text:span text:style-name="T38">input</text:span></text:p>
      <text:p text:style-name="P32"/>
      <text:p text:style-name="P32"><text:tab/><text:span text:style-name="T38">The output file is also a txt file. It will be under the same directory with the source code. The output file will be like this:</text:span></text:p>
      <text:p text:style-name="P32"><text:tab/><text:span text:style-name="T38">an, 1</text:span></text:p>
      <text:p text:style-name="P32"><text:tab/><text:span text:style-name="T38">example, 1</text:span></text:p>
      <text:p text:style-name="P32"><text:tab/><text:span text:style-name="T38">for, 1</text:span></text:p>
      <text:p text:style-name="P32"><text:tab/><text:span text:style-name="T38">input, 1</text:span></text:p>
      <text:p text:style-name="P39"><text:tab/>is, 1</text:p>
      <text:p text:style-name="P32"><text:tab/><text:span text:style-name="T38">the, 1</text:span></text:p>
      <text:p text:style-name="P32"><text:tab/><text:span text:style-name="T38">this, 1</text:span></text:p>
      <text:p text:style-name="P28"/>
      <text:p text:style-name="P22"><text:soft-page-break/>5. Program Structure</text:p>
      <text:p text:style-name="P19"><text:tab/>The program is written by using MPI which allows us to use parallel programming. There is a master process whose rank is 0 and there are slave processes of this master process. </text:p>
      <text:p text:style-name="P19"/>
      <text:p text:style-name="P19"><text:tab/>-<text:span text:style-name="T41">Reading the file</text:span></text:p>
      <text:p text:style-name="P19"><text:tab/><text:span text:style-name="T41">Reading file is handled by the master process. Each words are taken one by one from the input file and stored in vectors. </text:span></text:p>
      <text:p text:style-name="P19"><text:tab/>-<text:span text:style-name="T42">Distributing the data</text:span></text:p>
      <text:p text:style-name="P19"><text:tab/><text:span text:style-name="T41">In master process, while the input is read, every word is stored in a list. Every slave process has a list of words and all these lists are stored in list, </text:span><text:span text:style-name="T45">speechTokenized</text:span><text:span text:style-name="T41">. Each token taken from the input is pushed to one of these lists. I made use of mode for this part. Hence, every list almost has the same size. Then, these vector of words are sent to the slave processes by the master. </text:span></text:p>
      <text:p text:style-name="P19"><text:tab/>-<text:span text:style-name="T42">Slave processes</text:span></text:p>
      <text:p text:style-name="P19"><text:tab/><text:span text:style-name="T42">Slave processes reveive the sent vectors of string and sort the vectors in ascending order. Then the sorted lists are sent back to master process. Unless there is only master process, main sorting is done by slave processes. In order to sort the vectors a built in function called </text:span><text:span text:style-name="T46">sort()</text:span><text:span text:style-name="T42"> is used. </text:span></text:p>
      <text:p text:style-name="P19"><text:tab/>-<text:span text:style-name="T43">Combining the sorted segments</text:span></text:p>
      <text:p text:style-name="P19"><text:tab/><text:span text:style-name="T43">The whole sorted list is stored in </text:span><text:span text:style-name="T44">final </text:span><text:span text:style-name="T33">which is empty at the beginning</text:span><text:span text:style-name="T43">. To combine the sorted pieces, a for loop executes. Every sorted list is received from slaves one by one in this loop. A temporary vector is created in the loop, tempV. The final and received sorted list are combined in tempV. For merge, a built in function called </text:span><text:span text:style-name="T44">merge()</text:span><text:span text:style-name="T43"> is used. It joins the pieces with preserving the ascending order. <text:s/>At the end the merged list is assigned to </text:span><text:span text:style-name="T44">final</text:span><text:span text:style-name="T43">. Briefly, </text:span><text:span text:style-name="T44">final </text:span><text:span text:style-name="T43">takes all lists which are sorted by slave processes.</text:span></text:p>
      <text:p text:style-name="P19"><text:tab/>-<text:span text:style-name="T48">Reducing the map</text:span></text:p>
      <text:p text:style-name="P16"><text:span text:style-name="T40"><text:tab/>This is the last part of the project. As it is stated above </text:span><text:span text:style-name="T47">final</text:span><text:span text:style-name="T40"> has the list of sorted words. Every occurence of a word is counted. A nested loop executes here. ith element of </text:span><text:span text:style-name="T47">final</text:span><text:span text:style-name="T40"> is taken and until <text:s/>another word is encountered, the list iterates. For each iterate, counter increases by one. When a new word is encountered, the inner loop stops and the word is stored in </text:span><text:span text:style-name="T47">reducedMap</text:span><text:span text:style-name="T40"> by its frequency. The word and its frequency also printed in the output file. Here, </text:span><text:span text:style-name="T47">reduceMap</text:span><text:span text:style-name="T40"> is useless, but it is put into code in order to manipulate the result easily for improved versions of this program. This nested loop executes for each item in </text:span><text:span text:style-name="T47">final</text:span><text:span text:style-name="T40">. </text:span></text:p>
      <text:p text:style-name="P16"/>
      <text:p text:style-name="P20">For more details, see the code in Appendices part.</text:p>
      <text:p text:style-name="P28"/>
      <text:p text:style-name="P23">6. Examples</text:p>
      <text:p text:style-name="P24"><text:tab/><text:span text:style-name="T23">Let’s take t</text:span><text:span text:style-name="T26">he simple input above again and assume we run the code with “mpirun -np 3 out”. In this case we have a master and two slave processes. The first slave process will take {this, an, for, input} whereas the second slave process will take {is, example, the}. Both of the slaves send back the lists after sorting: {an, for, input, this} and {example, is, the}. Then master will combine these as {an, example, for, input, is, the, this}. Later master counts the occurences and prints the result.</text:span></text:p>
      <text:p text:style-name="P24"><text:span text:style-name="T26"><text:tab/>Now, let’s see a more comprehensive example. Let the input file be {this, example, is, more, comprehensive, this, one, is, harder, than, the, first, example}. Assume we run the code with “mpirun -np 5”. {this, comprehensive, harder, example}, {example, this, than}, {is, one, the}, {more, is, first} will be the lists. Let’s see the final’s progress:</text:span></text:p>
      <text:p text:style-name="P24"><text:span text:style-name="T26"><text:tab/>The first slave sends its result:</text:span></text:p>
      <text:p text:style-name="P24"><text:span text:style-name="T26"><text:tab/>final -&gt; {comprehensive, example, harder, this}</text:span></text:p>
      <text:p text:style-name="P24"><text:span text:style-name="T26"><text:tab/>The second slave sends its result:</text:span></text:p>
      <text:p text:style-name="P24"><text:span text:style-name="T26"><text:tab/>final -&gt; {comprehensive, example, example, harder, than, this, this}</text:span></text:p>
      <text:p text:style-name="P24"><text:span text:style-name="T26"><text:tab/>The third slave sends its result:</text:span></text:p>
      <text:p text:style-name="P24"><text:span text:style-name="T26"><text:tab/>final -&gt; {comprehensive, example, example, is, harder, one, than, the, this, this}</text:span></text:p>
      <text:p text:style-name="P24"><text:soft-page-break/><text:span text:style-name="T26"/></text:p>
      <text:p text:style-name="P24"><text:span text:style-name="T26"/></text:p>
      <text:p text:style-name="P25"><text:span text:style-name="T26"><text:tab/>The forth slave sends its result:</text:span></text:p>
      <text:p text:style-name="P25"><text:span text:style-name="T26"><text:tab/>final -&gt; {comprehensive, example, example, first, is, is, harder, more, one, than, the, this, this}<text:tab/></text:span></text:p>
      <text:p text:style-name="P24"><text:span text:style-name="T26"><text:tab/>Then each word is printed by its frequency. </text:span></text:p>
      <text:p text:style-name="P24"><text:span text:style-name="T26"><text:tab/>comphrensive, 1</text:span></text:p>
      <text:p text:style-name="P24"><text:span text:style-name="T26"><text:tab/>example, 2</text:span></text:p>
      <text:p text:style-name="P24"><text:span text:style-name="T26"><text:tab/>first, 1</text:span></text:p>
      <text:p text:style-name="P24"><text:span text:style-name="T26"><text:tab/>is, 2</text:span></text:p>
      <text:p text:style-name="P24"><text:span text:style-name="T26"><text:tab/>harder, 1</text:span></text:p>
      <text:p text:style-name="P24"><text:span text:style-name="T26"><text:tab/>more, 1</text:span></text:p>
      <text:p text:style-name="P24"><text:span text:style-name="T26"><text:tab/>one, 1</text:span></text:p>
      <text:p text:style-name="P24"><text:span text:style-name="T26"><text:tab/>than, 1</text:span></text:p>
      <text:p text:style-name="P24"><text:span text:style-name="T26"><text:tab/>the, 1</text:span></text:p>
      <text:p text:style-name="P17"><text:span text:style-name="T26"><text:tab/>this, 2</text:span></text:p>
      <text:p text:style-name="P28"/>
      <text:p text:style-name="P26">7. Improvements and Extensions</text:p>
      <text:p text:style-name="P26"><text:tab/><text:span text:style-name="T23">The project could be designed in such a way that parallel programming is </text:span><text:span text:style-name="T27">used more efficiently. Most of the jobs were done by the master whereas others idle. </text:span></text:p>
      <text:p text:style-name="P18"><text:span text:style-name="T27"><text:tab/>One of the best improvement will be eliminating the waiting time for the slave processes. If send and reveive functions worked parallel, the project would work faster. Especially, for the larger size inputs this is a necessary improvement. </text:span></text:p>
      <text:p text:style-name="P28"/>
      <text:p text:style-name="P27">8. Difficulties Encountered</text:p>
      <text:p text:style-name="P27"><text:tab/><text:span text:style-name="T23">This program is the first one that I used MPI. The system was new to me. Even installing the required libraries, platforms etc. was <text:s/>problem. </text:span></text:p>
      <text:p text:style-name="P27"><text:span text:style-name="T23"><text:tab/>The most difficulty was doing the project </text:span><text:span text:style-name="T29">by </text:span><text:span text:style-name="T23">using MPI. It was hard for me to visualize the job that is shared between slaves and master. Hence, I ma</text:span><text:span text:style-name="T29">d</text:span><text:span text:style-name="T23">e master do most of the job by itself. I should also say here that the project description wasn’t sufficient to understand what is wanted and what our limitations are. </text:span></text:p>
      <text:p text:style-name="P27"><text:span text:style-name="T23"><text:tab/>Testing the code is also hard. There is no given test cases with their expected results. Therefore, I am not sure whether my code is suitable for different inputs.</text:span></text:p>
      <text:p text:style-name="P28"/>
      <text:p text:style-name="P27">9. Conclusion</text:p>
      <text:p text:style-name="P35"><text:tab/><text:span text:style-name="T49">As a conclusion I can say that this project was very useful for my development. In the lectures we learn these things theorotically but applications of this knowledge is different. <text:s/>I didn’t know anything about MPI before this project. Hence, I had to start from scratch.</text:span><text:span text:style-name="T7"> </text:span><text:span text:style-name="T28">Altough it took a lot of time, I enjoyed while studying on it. </text:span><text:span text:style-name="T29">I hope there is no major mistake in the code and it is understandable. </text:span></text:p>
      <text:p text:style-name="P35"><text:span text:style-name="T28"/></text:p>
      <text:p text:style-name="P34"><text:span text:style-name="T7">10. </text:span><text:span text:style-name="T4">Appendices</text:span></text:p>
      <text:p text:style-name="P28"/>
      <text:p text:style-name="P11"><text:span text:style-name="T1">#include </text:span><text:span text:style-name="T2">&lt;boost/mpi.hpp&gt;</text:span></text:p>
      <text:p text:style-name="P9"><text:span text:style-name="T1">#include </text:span><text:span text:style-name="T2">&lt;iostream&gt;</text:span></text:p>
      <text:p text:style-name="P9"><text:span text:style-name="T1">#include </text:span><text:span text:style-name="T2">&lt;fstream&gt;</text:span></text:p>
      <text:p text:style-name="P9"><text:span text:style-name="T1">#include </text:span><text:span text:style-name="T2">&lt;string&gt;</text:span></text:p>
      <text:p text:style-name="P9"><text:span text:style-name="T1">#include </text:span><text:span text:style-name="T2">&lt;boost/serialization/string.hpp&gt;</text:span></text:p>
      <text:p text:style-name="P9"><text:span text:style-name="T1">#include </text:span><text:span text:style-name="T2">&lt;algorithm&gt;</text:span></text:p>
      <text:p text:style-name="P9"><text:span text:style-name="T9">namespace </text:span><text:span text:style-name="T12">mpi </text:span>= <text:span text:style-name="T12">boost</text:span>::<text:span text:style-name="T12">mpi</text:span><text:span text:style-name="T8">;</text:span></text:p>
      <text:p text:style-name="P9"><text:span text:style-name="T9">using namespace </text:span><text:span text:style-name="T12">mpi</text:span><text:span text:style-name="T8">;</text:span></text:p>
      <text:p text:style-name="P9"><text:span text:style-name="T9">using namespace </text:span><text:span text:style-name="T12">std</text:span><text:span text:style-name="T8">;</text:span></text:p>
      <text:p text:style-name="P9"><text:span text:style-name="T9">int </text:span>main() {</text:p>
      <text:p text:style-name="P8"><text:soft-page-break/><text:s text:c="4"/><text:span text:style-name="T13">environment </text:span><text:span text:style-name="T15">env</text:span><text:span text:style-name="T10">;</text:span></text:p>
      <text:p text:style-name="P8"><text:span text:style-name="T8"><text:s text:c="4"/></text:span><text:span text:style-name="T13">communicator </text:span><text:span text:style-name="T15">world</text:span><text:span text:style-name="T10">;</text:span></text:p>
      <text:p text:style-name="P8"><text:span text:style-name="T8"><text:s text:c="4"/></text:span><text:span text:style-name="T18">//the process with pid number =0 is selected as the master</text:span></text:p>
      <text:p text:style-name="P8"><text:span text:style-name="T17"><text:s text:c="4"/></text:span><text:span text:style-name="T11">if</text:span><text:span text:style-name="T15">(world.rank()==</text:span><text:span text:style-name="T19">0</text:span><text:span text:style-name="T15">) {</text:span></text:p>
      <text:p text:style-name="P8"><text:s text:c="8"/><text:span text:style-name="T14">ifstream </text:span><text:span text:style-name="T15">file</text:span><text:span text:style-name="T10">;</text:span></text:p>
      <text:p text:style-name="P8"><text:span text:style-name="T8"><text:s text:c="8"/></text:span><text:span text:style-name="T15">file.open(</text:span><text:span text:style-name="T3">"speech_tokenized.txt"</text:span><text:span text:style-name="T15">)</text:span><text:span text:style-name="T10">;</text:span></text:p>
      <text:p text:style-name="P8"><text:span text:style-name="T8"><text:s text:c="8"/></text:span><text:span text:style-name="T18">/*-speechTokenized is the vector of vector of strings. Each vector of strings is</text:span></text:p>
      <text:p text:style-name="P10"><text:s text:c="8"/><text:span text:style-name="T15">going to be sent to the slave processes.</text:span></text:p>
      <text:p text:style-name="P10"><text:s text:c="8"/><text:span text:style-name="T15">-token is the string that is read from the file</text:span></text:p>
      <text:p text:style-name="P10"><text:s text:c="8"/><text:span text:style-name="T15">-final is the vector that stores all the words in a sorted manner */</text:span></text:p>
      <text:p text:style-name="P8"><text:span text:style-name="T17"><text:s text:c="8"/></text:span><text:span text:style-name="T13">vector</text:span><text:span text:style-name="T15">&lt;</text:span><text:span text:style-name="T13">vector</text:span><text:span text:style-name="T15">&lt;</text:span><text:span text:style-name="T14">string</text:span><text:span text:style-name="T15">&gt;&gt; speechTokenized</text:span><text:span text:style-name="T10">;</text:span></text:p>
      <text:p text:style-name="P8"><text:span text:style-name="T8"><text:s text:c="8"/></text:span><text:span text:style-name="T14">string </text:span><text:span text:style-name="T15">token</text:span><text:span text:style-name="T10">;</text:span></text:p>
      <text:p text:style-name="P8"><text:span text:style-name="T8"><text:s text:c="8"/></text:span><text:span text:style-name="T13">vector</text:span><text:span text:style-name="T15">&lt;</text:span><text:span text:style-name="T14">string</text:span><text:span text:style-name="T15">&gt; final</text:span><text:span text:style-name="T10">;</text:span></text:p>
      <text:p text:style-name="P8"><text:span text:style-name="T8"><text:s text:c="8"/></text:span><text:span text:style-name="T18">/* If there is only master process, it doesn't send anything, does the job by itself. */</text:span></text:p>
      <text:p text:style-name="P8"><text:span text:style-name="T17"><text:s text:c="8"/></text:span><text:span text:style-name="T11">if</text:span><text:span text:style-name="T15">(world.size()==</text:span><text:span text:style-name="T19">1</text:span><text:span text:style-name="T15">){</text:span></text:p>
      <text:p text:style-name="P8"><text:s text:c="12"/><text:span text:style-name="T11">while</text:span><text:span text:style-name="T15">(file </text:span><text:span text:style-name="T20">&gt;&gt; </text:span><text:span text:style-name="T15">token) {</text:span></text:p>
      <text:p text:style-name="P8"><text:s text:c="16"/><text:span text:style-name="T15">final.push_back(token)</text:span><text:span text:style-name="T10">;</text:span></text:p>
      <text:p text:style-name="P8"><text:span text:style-name="T8"><text:s text:c="12"/></text:span><text:span text:style-name="T15">}</text:span></text:p>
      <text:p text:style-name="P8"><text:s text:c="12"/><text:span text:style-name="T15">sort(final.begin()</text:span><text:span text:style-name="T10">, </text:span><text:span text:style-name="T15">final.end())</text:span><text:span text:style-name="T10">;</text:span></text:p>
      <text:p text:style-name="P8"><text:span text:style-name="T8"><text:s text:c="8"/></text:span><text:span text:style-name="T15">}</text:span></text:p>
      <text:p text:style-name="P8"><text:s text:c="8"/><text:span text:style-name="T11">else</text:span><text:span text:style-name="T15">{</text:span><text:span text:style-name="T18">/*</text:span></text:p>
      <text:p text:style-name="P10"><text:s text:c="12"/><text:span text:style-name="T15">-procNum is the number of slave processes</text:span></text:p>
      <text:p text:style-name="P10"><text:s text:c="12"/><text:span text:style-name="T15">-</text:span><text:span text:style-name="T16">wordNum</text:span><text:span text:style-name="T15"> is for equally distributing the words to the slave processes*/</text:span></text:p>
      <text:p text:style-name="P8"><text:span text:style-name="T17"><text:s text:c="12"/></text:span><text:span text:style-name="T11">int </text:span><text:span text:style-name="T15">procNum = world.size() - </text:span><text:span text:style-name="T19">1</text:span><text:span text:style-name="T10">;</text:span></text:p>
      <text:p text:style-name="P8"><text:span text:style-name="T8"><text:s text:c="12"/></text:span><text:span text:style-name="T11">int </text:span><text:span text:style-name="T15">wordNum = </text:span><text:span text:style-name="T19">0</text:span><text:span text:style-name="T10">;</text:span></text:p>
      <text:p text:style-name="P8"><text:span text:style-name="T8"><text:s text:c="12"/></text:span><text:span text:style-name="T18">/* This part reads the words from the file. Each word is sent to a vector*/</text:span></text:p>
      <text:p text:style-name="P8"><text:span text:style-name="T17"><text:s text:c="12"/></text:span><text:span text:style-name="T11">while </text:span><text:span text:style-name="T15">(file </text:span><text:span text:style-name="T20">&gt;&gt; </text:span><text:span text:style-name="T15">token) {</text:span></text:p>
      <text:p text:style-name="P8"><text:s text:c="16"/><text:span text:style-name="T11">int </text:span><text:span text:style-name="T15">n = wordNum % procNum</text:span><text:span text:style-name="T10">;</text:span></text:p>
      <text:p text:style-name="P8"><text:span text:style-name="T8"><text:s text:c="16"/></text:span><text:span text:style-name="T13">vector</text:span><text:span text:style-name="T15">&lt;</text:span><text:span text:style-name="T14">string</text:span><text:span text:style-name="T15">&gt; vTemp</text:span><text:span text:style-name="T10">;</text:span></text:p>
      <text:p text:style-name="P8"><text:span text:style-name="T8"><text:s text:c="16"/></text:span><text:span text:style-name="T15">speechTokenized.push_back(vTemp)</text:span><text:span text:style-name="T10">;</text:span></text:p>
      <text:p text:style-name="P8"><text:span text:style-name="T8"><text:s text:c="16"/></text:span><text:span text:style-name="T15">speechTokenized</text:span><text:span text:style-name="T20">[</text:span><text:span text:style-name="T15">n</text:span><text:span text:style-name="T20">]</text:span><text:span text:style-name="T15">.push_back(token)</text:span><text:span text:style-name="T10">;</text:span></text:p>
      <text:p text:style-name="P8"><text:span text:style-name="T8"><text:s text:c="16"/></text:span><text:span text:style-name="T15">wordNum++</text:span><text:span text:style-name="T10">;</text:span></text:p>
      <text:p text:style-name="P8"><text:span text:style-name="T8"><text:s text:c="12"/></text:span><text:span text:style-name="T15">}</text:span></text:p>
      <text:p text:style-name="P8"><text:s text:c="12"/><text:span text:style-name="T18">/* Each vector of words sent to corresponding process */</text:span></text:p>
      <text:p text:style-name="P8"><text:span text:style-name="T17"><text:s text:c="12"/></text:span><text:span text:style-name="T11">for </text:span><text:span text:style-name="T15">(</text:span><text:span text:style-name="T11">int </text:span><text:span text:style-name="T15">i = </text:span><text:span text:style-name="T19">0</text:span><text:span text:style-name="T10">; </text:span><text:span text:style-name="T15">i &lt; procNum</text:span><text:span text:style-name="T10">; </text:span><text:span text:style-name="T15">i++) {</text:span></text:p>
      <text:p text:style-name="P8"><text:s text:c="16"/><text:span text:style-name="T15">world.send(i + </text:span><text:span text:style-name="T19">1</text:span><text:span text:style-name="T10">, </text:span><text:span text:style-name="T19">0</text:span><text:span text:style-name="T10">, </text:span><text:span text:style-name="T15">speechTokenized</text:span><text:span text:style-name="T20">[</text:span><text:span text:style-name="T15">i</text:span><text:span text:style-name="T20">]</text:span><text:span text:style-name="T15">)</text:span><text:span text:style-name="T10">;</text:span></text:p>
      <text:p text:style-name="P8"><text:span text:style-name="T8"><text:s text:c="12"/></text:span><text:span text:style-name="T15">}</text:span></text:p>
      <text:p text:style-name="P8"><text:s text:c="12"/><text:span text:style-name="T18">/* Sorted word groups are taken from slave processes one by one and combined in final vector */</text:span></text:p>
      <text:p text:style-name="P8"><text:span text:style-name="T17"><text:s text:c="12"/></text:span><text:span text:style-name="T11">for </text:span><text:span text:style-name="T15">(</text:span><text:span text:style-name="T11">int </text:span><text:span text:style-name="T15">i = </text:span><text:span text:style-name="T19">0</text:span><text:span text:style-name="T10">; </text:span><text:span text:style-name="T15">i &lt; procNum</text:span><text:span text:style-name="T10">; </text:span><text:span text:style-name="T15">i++) {</text:span></text:p>
      <text:p text:style-name="P8"><text:s text:c="16"/><text:span text:style-name="T13">vector</text:span><text:span text:style-name="T15">&lt;</text:span><text:span text:style-name="T14">string</text:span><text:span text:style-name="T15">&gt; tempV</text:span><text:span text:style-name="T10">;</text:span></text:p>
      <text:p text:style-name="P8"><text:span text:style-name="T8"><text:s text:c="16"/></text:span><text:span text:style-name="T13">vector</text:span><text:span text:style-name="T15">&lt;</text:span><text:span text:style-name="T14">string</text:span><text:span text:style-name="T15">&gt; sortedTokens</text:span><text:span text:style-name="T10">;</text:span></text:p>
      <text:p text:style-name="P8"><text:span text:style-name="T8"><text:s text:c="16"/></text:span><text:span text:style-name="T15">world.recv(i + </text:span><text:span text:style-name="T19">1</text:span><text:span text:style-name="T10">, </text:span><text:span text:style-name="T15">i + </text:span><text:span text:style-name="T19">1</text:span><text:span text:style-name="T10">, </text:span><text:span text:style-name="T15">sortedTokens)</text:span><text:span text:style-name="T10">;</text:span></text:p>
      <text:p text:style-name="P8"><text:span text:style-name="T8"><text:s text:c="16"/></text:span><text:span text:style-name="T15">merge(sortedTokens.begin()</text:span><text:span text:style-name="T10">, </text:span><text:span text:style-name="T15">sortedTokens.end()</text:span><text:span text:style-name="T10">, </text:span><text:span text:style-name="T15">final.begin()</text:span><text:span text:style-name="T10">, </text:span><text:span text:style-name="T15">final.end()</text:span><text:span text:style-name="T10">, </text:span><text:span text:style-name="T15">back_inserter(tempV))</text:span><text:span text:style-name="T10">;</text:span></text:p>
      <text:p text:style-name="P8"><text:span text:style-name="T8"><text:s text:c="16"/></text:span><text:span text:style-name="T15">final </text:span><text:span text:style-name="T20">= </text:span><text:span text:style-name="T15">tempV</text:span><text:span text:style-name="T10">;</text:span></text:p>
      <text:p text:style-name="P8"><text:span text:style-name="T8"><text:s text:c="12"/></text:span><text:span text:style-name="T15">}</text:span></text:p>
      <text:p text:style-name="P8"><text:s text:c="8"/><text:span text:style-name="T15">}</text:span></text:p>
      <text:p text:style-name="P8"><text:s text:c="8"/><text:span text:style-name="T18">/*Name of the output file is "output.txt" */</text:span></text:p>
      <text:p text:style-name="P8"><text:soft-page-break/><text:span text:style-name="T17"><text:s text:c="8"/></text:span><text:span text:style-name="T15">freopen(</text:span><text:span text:style-name="T3">"output.txt"</text:span><text:span text:style-name="T10">, </text:span><text:span text:style-name="T3">"w"</text:span><text:span text:style-name="T10">, </text:span><text:span text:style-name="T21">stdout</text:span><text:span text:style-name="T15">)</text:span><text:span text:style-name="T10">;</text:span></text:p>
      <text:p text:style-name="P8"><text:span text:style-name="T8"><text:s text:c="8"/></text:span><text:span text:style-name="T18">/*size is the total number of words in the speech*/</text:span></text:p>
      <text:p text:style-name="P8"><text:span text:style-name="T17"><text:s text:c="8"/></text:span><text:span text:style-name="T11">int </text:span><text:span text:style-name="T15">size = final.size()</text:span><text:span text:style-name="T10">;</text:span></text:p>
      <text:p text:style-name="P8"><text:span text:style-name="T8"><text:s text:c="8"/></text:span><text:span text:style-name="T18">/*reducedMap is the map stores all the words with their number of occurences in the speech */</text:span></text:p>
      <text:p text:style-name="P8"><text:span text:style-name="T17"><text:s text:c="8"/></text:span><text:span text:style-name="T13">vector</text:span><text:span text:style-name="T15">&lt;</text:span><text:span text:style-name="T13">pair</text:span><text:span text:style-name="T15">&lt;</text:span><text:span text:style-name="T14">string</text:span><text:span text:style-name="T10">, </text:span><text:span text:style-name="T11">int</text:span><text:span text:style-name="T15">&gt; &gt; reducedMap</text:span><text:span text:style-name="T10">;</text:span></text:p>
      <text:p text:style-name="P8"><text:span text:style-name="T8"><text:s text:c="8"/></text:span><text:span text:style-name="T18">/* This loop counts the number of occurences each words.</text:span></text:p>
      <text:p text:style-name="P10"><text:s text:c="11"/><text:span text:style-name="T15">All words are stored in final in ascending order. Takes one of the words and increases counter</text:span></text:p>
      <text:p text:style-name="P10"><text:s text:c="11"/><text:span text:style-name="T15">by one until it meets another word. Hence, counter becomes the frequency of that word.</text:span></text:p>
      <text:p text:style-name="P10"><text:s text:c="11"/><text:span text:style-name="T15">Then the word and its frequency is stored in reducedMap.</text:span></text:p>
      <text:p text:style-name="P10"><text:s text:c="11"/><text:span text:style-name="T15">Each word is printed with its frequnecy. */</text:span></text:p>
      <text:p text:style-name="P8"><text:span text:style-name="T17"><text:s text:c="8"/></text:span><text:span text:style-name="T11">for </text:span><text:span text:style-name="T15">(</text:span><text:span text:style-name="T11">int </text:span><text:span text:style-name="T15">i = </text:span><text:span text:style-name="T19">0</text:span><text:span text:style-name="T10">; </text:span><text:span text:style-name="T15">i &lt; size</text:span><text:span text:style-name="T10">; </text:span><text:span text:style-name="T15">i++) {</text:span></text:p>
      <text:p text:style-name="P8"><text:s text:c="12"/><text:span text:style-name="T14">string </text:span><text:span text:style-name="T15">token = final</text:span><text:span text:style-name="T20">[</text:span><text:span text:style-name="T15">i</text:span><text:span text:style-name="T20">]</text:span><text:span text:style-name="T10">;</text:span></text:p>
      <text:p text:style-name="P8"><text:span text:style-name="T8"><text:s text:c="12"/></text:span><text:span text:style-name="T11">int </text:span><text:span text:style-name="T15">counter = </text:span><text:span text:style-name="T19">1</text:span><text:span text:style-name="T10">;</text:span></text:p>
      <text:p text:style-name="P8"><text:span text:style-name="T8"><text:s text:c="12"/></text:span><text:span text:style-name="T11">int </text:span><text:span text:style-name="T15">ind = i</text:span><text:span text:style-name="T10">;</text:span></text:p>
      <text:p text:style-name="P8"><text:span text:style-name="T8"><text:s text:c="12"/></text:span><text:span text:style-name="T11">for </text:span><text:span text:style-name="T15">(</text:span><text:span text:style-name="T11">int </text:span><text:span text:style-name="T15">j = i + </text:span><text:span text:style-name="T19">1</text:span><text:span text:style-name="T10">; </text:span><text:span text:style-name="T15">token.compare(final</text:span><text:span text:style-name="T20">[</text:span><text:span text:style-name="T15">j</text:span><text:span text:style-name="T20">]</text:span><text:span text:style-name="T15">) == </text:span><text:span text:style-name="T19">0</text:span><text:span text:style-name="T10">; </text:span><text:span text:style-name="T15">j++) {</text:span></text:p>
      <text:p text:style-name="P8"><text:s text:c="16"/><text:span text:style-name="T15">counter++</text:span><text:span text:style-name="T10">;</text:span></text:p>
      <text:p text:style-name="P8"><text:span text:style-name="T8"><text:s text:c="16"/></text:span><text:span text:style-name="T15">ind = j</text:span><text:span text:style-name="T10">;</text:span></text:p>
      <text:p text:style-name="P8"><text:span text:style-name="T8"><text:s text:c="16"/></text:span><text:span text:style-name="T11">if </text:span><text:span text:style-name="T15">(j + </text:span><text:span text:style-name="T19">1 </text:span><text:span text:style-name="T15">== size) </text:span><text:span text:style-name="T11">break</text:span><text:span text:style-name="T10">;</text:span></text:p>
      <text:p text:style-name="P8"><text:span text:style-name="T8"><text:s text:c="12"/></text:span><text:span text:style-name="T15">}</text:span></text:p>
      <text:p text:style-name="P8"><text:s text:c="12"/><text:span text:style-name="T15">i = ind</text:span><text:span text:style-name="T10">;</text:span></text:p>
      <text:p text:style-name="P8"><text:span text:style-name="T8"><text:s text:c="12"/></text:span><text:span text:style-name="T15">reducedMap.push_back(make_pair(token</text:span><text:span text:style-name="T10">, </text:span><text:span text:style-name="T15">counter))</text:span><text:span text:style-name="T10">;</text:span></text:p>
      <text:p text:style-name="P8"><text:span text:style-name="T8"><text:s text:c="12"/></text:span><text:span text:style-name="T15">cout </text:span><text:span text:style-name="T20">&lt;&lt; </text:span><text:span text:style-name="T15">token </text:span><text:span text:style-name="T20">&lt;&lt; </text:span><text:span text:style-name="T3">", " </text:span><text:span text:style-name="T20">&lt;&lt; </text:span><text:span text:style-name="T15">counter </text:span><text:span text:style-name="T20">&lt;&lt; </text:span><text:span text:style-name="T15">endl</text:span><text:span text:style-name="T10">;</text:span></text:p>
      <text:p text:style-name="P8"><text:span text:style-name="T8"><text:s text:c="8"/></text:span><text:span text:style-name="T15">}</text:span></text:p>
      <text:p text:style-name="P8"><text:s text:c="4"/><text:span text:style-name="T15">}</text:span></text:p>
      <text:p text:style-name="P8"><text:s text:c="4"/><text:span text:style-name="T18">//other processes are slave processes</text:span></text:p>
      <text:p text:style-name="P8"><text:span text:style-name="T17"><text:s text:c="4"/></text:span><text:span text:style-name="T11">else</text:span><text:span text:style-name="T15">{</text:span></text:p>
      <text:p text:style-name="P8"><text:s text:c="8"/><text:span text:style-name="T18">/*id is the rank of the process. tokens is the vector of words that is going to be sorted</text:span></text:p>
      <text:p text:style-name="P10"><text:s text:c="9"/><text:span text:style-name="T15">tokens is sorted and sent to the master process*/</text:span></text:p>
      <text:p text:style-name="P8"><text:span text:style-name="T17"><text:s text:c="8"/></text:span><text:span text:style-name="T11">int </text:span><text:span text:style-name="T15">id= world.rank()</text:span><text:span text:style-name="T10">;</text:span></text:p>
      <text:p text:style-name="P8"><text:span text:style-name="T8"><text:s text:c="8"/></text:span><text:span text:style-name="T13">vector</text:span><text:span text:style-name="T15">&lt;</text:span><text:span text:style-name="T14">string</text:span><text:span text:style-name="T15">&gt; tokens</text:span><text:span text:style-name="T10">;</text:span></text:p>
      <text:p text:style-name="P8"><text:span text:style-name="T8"><text:s text:c="8"/></text:span><text:span text:style-name="T15">world.recv(</text:span><text:span text:style-name="T19">0</text:span><text:span text:style-name="T10">, </text:span><text:span text:style-name="T19">0</text:span><text:span text:style-name="T10">, </text:span><text:span text:style-name="T15">tokens)</text:span><text:span text:style-name="T10">;</text:span></text:p>
      <text:p text:style-name="P8"><text:span text:style-name="T8"><text:s text:c="8"/></text:span><text:span text:style-name="T15">sort(tokens.begin()</text:span><text:span text:style-name="T10">, </text:span><text:span text:style-name="T15">tokens.end())</text:span><text:span text:style-name="T10">;</text:span></text:p>
      <text:p text:style-name="P8"><text:span text:style-name="T8"><text:s text:c="8"/></text:span><text:span text:style-name="T15">world.send(</text:span><text:span text:style-name="T19">0</text:span><text:span text:style-name="T10">, </text:span><text:span text:style-name="T15">id</text:span><text:span text:style-name="T10">, </text:span><text:span text:style-name="T15">tokens)</text:span><text:span text:style-name="T10">;</text:span></text:p>
      <text:p text:style-name="P8"><text:span text:style-name="T8"><text:s text:c="4"/></text:span><text:span text:style-name="T15">}</text:span></text:p>
      <text:p text:style-name="P8"><text:s text:c="4"/><text:span text:style-name="T11">return </text:span><text:span text:style-name="T19">0</text:span><text:span text:style-name="T10">;</text:span></text:p>
      <text:p text:style-name="P7">}</text:p>
      <text:p text:style-name="P12"><text:span text:style-name="T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ejaVu Sans Mono" svg:font-family="'DejaVu Sans Mono'"/>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9:11:41.471486636</meta:creation-date>
    <dc:date>2017-12-18T23:08:11.033571503</dc:date>
    <meta:editing-duration>PT26M52S</meta:editing-duration>
    <meta:editing-cycles>9</meta:editing-cycles>
    <meta:generator>LibreOffice/5.1.6.2$Linux_X86_64 LibreOffice_project/10m0$Build-2</meta:generator>
    <meta:document-statistic meta:table-count="0" meta:image-count="0" meta:object-count="0" meta:page-count="6" meta:paragraph-count="177" meta:word-count="1813" meta:character-count="11537" meta:non-whitespace-character-count="8964"/>
  </office:meta>
</office:document-meta>
</file>